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6-05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2-11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2-12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0-09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7-24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6-05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2-12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2-0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0-02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7-27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5-24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3-31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1-26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2-01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0-04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8-22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6-24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4-12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2-08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2-06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1-01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8-0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3-30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2-1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7-0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5-1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2-1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9-1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7-1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5-16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3-20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1-16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7-12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6-06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5-17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3-29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1-31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1-30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0-13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8-1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33081441701</text:p>
          </table:table-cell>
          <table:table-cell office:value-type="string" calcext:value-type="string">
            <text:p>MU-3 OH</text:p>
          </table:table-cell>
          <table:table-cell office:value-type="string" calcext:value-type="string">
            <text:p>2017-08-0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280" meta:object-count="0"/>
    <meta:user-defined meta:name="AppVersion">3.0</meta:user-defined>
  </office:meta>
</office:document-meta>
</file>